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197A76FCB506DD37C06.png" manifest:media-type="image/png"/>
  <manifest:file-entry manifest:full-path="Pictures/10000000000004A600000082628DDCDEBCEF346B.png" manifest:media-type="image/png"/>
  <manifest:file-entry manifest:full-path="Pictures/10000000000004A8000000D1CF1E24AE4BB120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2cfd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1">06</text:span></text:p>
      <text:p text:style-name="P2"/>
      <text:p text:style-name="P1"><draw:frame draw:style-name="fr2" draw:name="Figura1" text:anchor-type="paragraph" svg:width="12.857cm" svg:height="7.001cm" draw:z-index="2"><draw:image xlink:href="Pictures/10000000000002A000000197A76FCB506DD37C0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paragraph" svg:width="17cm" svg:height="1.97cm" draw:z-index="0"><draw:image xlink:href="Pictures/10000000000004A600000082628DDCDEBCEF346B.png" xlink:type="simple" xlink:show="embed" xlink:actuate="onLoad"/></draw:frame></text:p>
      <text:p text:style-name="P1"><draw:frame draw:style-name="fr1" draw:name="Figura3" text:anchor-type="paragraph" svg:width="17cm" svg:height="3.043cm" draw:z-index="1"><draw:image xlink:href="Pictures/10000000000004A8000000D1CF1E24AE4BB1203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7T11:09:09.202000000</dc:date>
    <meta:editing-duration>PT6H16M28S</meta:editing-duration>
    <meta:editing-cycles>38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8" meta:non-whitespace-character-count="7"/>
  </office:meta>
</office:document-meta>
</file>